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965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1.9681in"/>
    </style:style>
    <style:style style:name="co5" style:family="table-column">
      <style:table-column-properties fo:break-before="auto" style:column-width="2.252in"/>
    </style:style>
    <style:style style:name="co6" style:family="table-column">
      <style:table-column-properties fo:break-before="auto" style:column-width="0.8209in"/>
    </style:style>
    <style:style style:name="co7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5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7" table:default-cell-style-name="ce4"/>
        <table:table-column table:style-name="co9" table:default-cell-style-name="ce4"/>
        <table:table-column table:style-name="co7" table:default-cell-style-name="ce4"/>
        <table:table-column table:style-name="co9" table:default-cell-style-name="ce4"/>
        <table:table-column table:style-name="co7" table:default-cell-style-name="ce4"/>
        <table:table-column table:style-name="co9" table:default-cell-style-name="ce4"/>
        <table:table-column table:style-name="co7" table:default-cell-style-name="ce4"/>
        <table:table-column table:style-name="co9" table:default-cell-style-name="ce4"/>
        <table:table-column table:style-name="co7" table:default-cell-style-name="ce4"/>
        <table:table-column table:style-name="co9" table:default-cell-style-name="ce4"/>
        <table:table-column table:style-name="co7" table:default-cell-style-name="ce4"/>
        <table:table-column table:style-name="co9" table:default-cell-style-name="ce4"/>
        <table:table-column table:style-name="co7" table:default-cell-style-name="ce4"/>
        <table:table-column table:style-name="co9" table:default-cell-style-name="ce4"/>
        <table:table-column table:style-name="co7" table:default-cell-style-name="ce4"/>
        <table:table-column table:style-name="co9" table:default-cell-style-name="ce4"/>
        <table:table-column table:style-name="co7" table:default-cell-style-name="ce4"/>
        <table:table-column table:style-name="co9" table:default-cell-style-name="ce4"/>
        <table:table-column table:style-name="co8" table:number-columns-repeated="996" table:default-cell-style-name="ce6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Unk1</text:p>
          </table:table-cell>
          <table:table-cell table:style-name="ce3" office:value-type="string">
            <text:p>Unk2</text:p>
          </table:table-cell>
          <table:table-cell table:style-name="ce3" office:value-type="string">
            <text:p>Unk3</text:p>
          </table:table-cell>
          <table:table-cell table:style-name="ce3" office:value-type="string">
            <text:p>Location</text:p>
          </table:table-cell>
          <table:table-cell table:style-name="ce3" office:value-type="string">
            <text:p>Shop</text:p>
          </table:table-cell>
          <table:table-cell table:style-name="ce3" office:value-type="string">
            <text:p>Parent</text:p>
          </table:table-cell>
          <table:table-cell table:style-name="ce3" office:value-type="string">
            <text:p>Sale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Footer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Footer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Footer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Footer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Footer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Footer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Footer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Footer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Footer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Footer</text:p>
          </table:table-cell>
          <table:table-cell table:style-name="ce3" table:number-columns-repeated="996"/>
        </table:table-row>
        <table:table-row table:style-name="ro2">
          <table:table-cell table:number-columns-repeated="2"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00</text:p>
          </table:table-cell>
          <table:table-cell office:value-type="string">
            <text:p>Farebury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064</text:p>
          </table:table-cell>
          <table:table-cell table:number-columns-repeated="13" office:value-type="string">
            <text:p>0000</text:p>
          </table:table-cell>
          <table:table-cell table:number-columns-repeated="996"/>
        </table:table-row>
        <table:table-row table:style-name="ro2">
          <table:table-cell table:number-columns-repeated="2"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Farebury</text:p>
          </table:table-cell>
          <table:table-cell office:value-type="string">
            <text:p>Weapon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01</text:p>
          </table:table-cell>
          <table:table-cell office:value-type="string">
            <text:p>0000</text:p>
          </table:table-cell>
          <table:table-cell office:value-type="string">
            <text:p>0040</text:p>
          </table:table-cell>
          <table:table-cell office:value-type="string">
            <text:p>0000</text:p>
          </table:table-cell>
          <table:table-cell office:value-type="string">
            <text:p>0041</text:p>
          </table:table-cell>
          <table:table-cell office:value-type="string">
            <text:p>0000</text:p>
          </table:table-cell>
          <table:table-cell office:value-type="string">
            <text:p>0003</text:p>
          </table:table-cell>
          <table:table-cell office:value-type="string">
            <text:p>0000</text:p>
          </table:table-cell>
          <table:table-cell office:value-type="string">
            <text:p>0031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table:number-columns-repeated="4" office:value-type="string">
            <text:p>02</text:p>
          </table:table-cell>
          <table:table-cell office:value-type="string">
            <text:p>Farebury</text:p>
          </table:table-cell>
          <table:table-cell office:value-type="string">
            <text:p>Armour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65</text:p>
          </table:table-cell>
          <table:table-cell office:value-type="string">
            <text:p>0000</text:p>
          </table:table-cell>
          <table:table-cell office:value-type="string">
            <text:p>0066</text:p>
          </table:table-cell>
          <table:table-cell office:value-type="string">
            <text:p>0000</text:p>
          </table:table-cell>
          <table:table-cell office:value-type="string">
            <text:p>0079</text:p>
          </table:table-cell>
          <table:table-cell office:value-type="string">
            <text:p>0000</text:p>
          </table:table-cell>
          <table:table-cell office:value-type="string">
            <text:p>009D</text:p>
          </table:table-cell>
          <table:table-cell office:value-type="string">
            <text:p>0000</text:p>
          </table:table-cell>
          <table:table-cell office:value-type="string">
            <text:p>00B6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Alexandria</text:p>
          </table:table-cell>
          <table:table-cell office:value-type="string">
            <text:p>Weapon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40</text:p>
          </table:table-cell>
          <table:table-cell office:value-type="string">
            <text:p>0000</text:p>
          </table:table-cell>
          <table:table-cell office:value-type="string">
            <text:p>0041</text:p>
          </table:table-cell>
          <table:table-cell office:value-type="string">
            <text:p>0000</text:p>
          </table:table-cell>
          <table:table-cell office:value-type="string">
            <text:p>0003</text:p>
          </table:table-cell>
          <table:table-cell office:value-type="string">
            <text:p>0000</text:p>
          </table:table-cell>
          <table:table-cell office:value-type="string">
            <text:p>0031</text:p>
          </table:table-cell>
          <table:table-cell office:value-type="string">
            <text:p>0000</text:p>
          </table:table-cell>
          <table:table-cell office:value-type="string">
            <text:p>0038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Alexandria</text:p>
          </table:table-cell>
          <table:table-cell office:value-type="string">
            <text:p>Armour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69</text:p>
          </table:table-cell>
          <table:table-cell office:value-type="string">
            <text:p>0000</text:p>
          </table:table-cell>
          <table:table-cell office:value-type="string">
            <text:p>007A</text:p>
          </table:table-cell>
          <table:table-cell office:value-type="string">
            <text:p>0000</text:p>
          </table:table-cell>
          <table:table-cell office:value-type="string">
            <text:p>009E</text:p>
          </table:table-cell>
          <table:table-cell office:value-type="string">
            <text:p>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05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Port Prospect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table:number-columns-repeated="13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Port Prospect</text:p>
          </table:table-cell>
          <table:table-cell office:value-type="string">
            <text:p>Equipment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38</text:p>
          </table:table-cell>
          <table:table-cell office:value-type="string">
            <text:p>0000</text:p>
          </table:table-cell>
          <table:table-cell office:value-type="string">
            <text:p>0028</text:p>
          </table:table-cell>
          <table:table-cell office:value-type="string">
            <text:p>0000</text:p>
          </table:table-cell>
          <table:table-cell office:value-type="string">
            <text:p>0051</text:p>
          </table:table-cell>
          <table:table-cell office:value-type="string">
            <text:p>0000</text:p>
          </table:table-cell>
          <table:table-cell office:value-type="string">
            <text:p>0069</text:p>
          </table:table-cell>
          <table:table-cell office:value-type="string">
            <text:p>0000</text:p>
          </table:table-cell>
          <table:table-cell office:value-type="string">
            <text:p>007A</text:p>
          </table:table-cell>
          <table:table-cell office:value-type="string">
            <text:p>0000</text:p>
          </table:table-cell>
          <table:table-cell office:value-type="string">
            <text:p>009E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07</text:p>
          </table:table-cell>
          <table:table-cell office:value-type="string">
            <text:p>05</text:p>
          </table:table-cell>
          <table:table-cell office:value-type="string">
            <text:p>01</text:p>
          </table:table-cell>
          <table:table-cell office:value-type="string">
            <text:p>07</text:p>
          </table:table-cell>
          <table:table-cell table:number-columns-repeated="2" office:value-type="string">
            <text:p>Empty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table:number-columns-repeated="20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08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Peregrin Quay</text:p>
          </table:table-cell>
          <table:table-cell office:value-type="string">
            <text:p>Item Shop (NW)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table:number-columns-repeated="13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09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Peregrin Quay</text:p>
          </table:table-cell>
          <table:table-cell office:value-type="string">
            <text:p>Weapon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1E</text:p>
          </table:table-cell>
          <table:table-cell office:value-type="string">
            <text:p>0000</text:p>
          </table:table-cell>
          <table:table-cell office:value-type="string">
            <text:p>0048</text:p>
          </table:table-cell>
          <table:table-cell office:value-type="string">
            <text:p>0000</text:p>
          </table:table-cell>
          <table:table-cell office:value-type="string">
            <text:p>0028</text:p>
          </table:table-cell>
          <table:table-cell office:value-type="string">
            <text:p>0000</text:p>
          </table:table-cell>
          <table:table-cell office:value-type="string">
            <text:p>0051</text:p>
          </table:table-cell>
          <table:table-cell table:number-columns-repeated="13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0A</text:p>
          </table:table-cell>
          <table:table-cell table:number-columns-repeated="2" office:value-type="string">
            <text:p>02</text:p>
          </table:table-cell>
          <table:table-cell office:value-type="string">
            <text:p>0A</text:p>
          </table:table-cell>
          <table:table-cell office:value-type="string">
            <text:p>Peregrin Quay</text:p>
          </table:table-cell>
          <table:table-cell office:value-type="string">
            <text:p>Armour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7A</text:p>
          </table:table-cell>
          <table:table-cell office:value-type="string">
            <text:p>0000</text:p>
          </table:table-cell>
          <table:table-cell office:value-type="string">
            <text:p>0091</text:p>
          </table:table-cell>
          <table:table-cell office:value-type="string">
            <text:p>0000</text:p>
          </table:table-cell>
          <table:table-cell office:value-type="string">
            <text:p>007B</text:p>
          </table:table-cell>
          <table:table-cell office:value-type="string">
            <text:p>0000</text:p>
          </table:table-cell>
          <table:table-cell office:value-type="string">
            <text:p>009E</text:p>
          </table:table-cell>
          <table:table-cell office:value-type="string">
            <text:p>0000</text:p>
          </table:table-cell>
          <table:table-cell office:value-type="string">
            <text:p>00B8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0B</text:p>
          </table:table-cell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0B</text:p>
          </table:table-cell>
          <table:table-cell office:value-type="string">
            <text:p>Simpleton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07B</text:p>
          </table:table-cell>
          <table:table-cell office:value-type="string">
            <text:p>0000</text:p>
          </table:table-cell>
          <table:table-cell office:value-type="string">
            <text:p>00BA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0C</text:p>
          </table:table-cell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0C</text:p>
          </table:table-cell>
          <table:table-cell office:value-type="string">
            <text:p>Simpleton</text:p>
          </table:table-cell>
          <table:table-cell office:value-type="string">
            <text:p>Weapon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17</text:p>
          </table:table-cell>
          <table:table-cell office:value-type="string">
            <text:p>0000</text:p>
          </table:table-cell>
          <table:table-cell office:value-type="string">
            <text:p>0048</text:p>
          </table:table-cell>
          <table:table-cell office:value-type="string">
            <text:p>0000</text:p>
          </table:table-cell>
          <table:table-cell office:value-type="string">
            <text:p>0056</text:p>
          </table:table-cell>
          <table:table-cell office:value-type="string">
            <text:p>0000</text:p>
          </table:table-cell>
          <table:table-cell office:value-type="string">
            <text:p>002A</text:p>
          </table:table-cell>
          <table:table-cell office:value-type="string">
            <text:p>0000</text:p>
          </table:table-cell>
          <table:table-cell office:value-type="string">
            <text:p>0042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0D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0D</text:p>
          </table:table-cell>
          <table:table-cell office:value-type="string">
            <text:p>Ascantha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25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0F9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0E</text:p>
          </table:table-cell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0E</text:p>
          </table:table-cell>
          <table:table-cell office:value-type="string">
            <text:p>Ascantha</text:p>
          </table:table-cell>
          <table:table-cell office:value-type="string">
            <text:p>Weapon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1F</text:p>
          </table:table-cell>
          <table:table-cell office:value-type="string">
            <text:p>0000</text:p>
          </table:table-cell>
          <table:table-cell office:value-type="string">
            <text:p>0060</text:p>
          </table:table-cell>
          <table:table-cell office:value-type="string">
            <text:p>0000</text:p>
          </table:table-cell>
          <table:table-cell office:value-type="string">
            <text:p>0056</text:p>
          </table:table-cell>
          <table:table-cell office:value-type="string">
            <text:p>0000</text:p>
          </table:table-cell>
          <table:table-cell office:value-type="string">
            <text:p>0033</text:p>
          </table:table-cell>
          <table:table-cell office:value-type="string">
            <text:p>0000</text:p>
          </table:table-cell>
          <table:table-cell office:value-type="string">
            <text:p>0004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0F</text:p>
          </table:table-cell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0F</text:p>
          </table:table-cell>
          <table:table-cell office:value-type="string">
            <text:p>Ascantha</text:p>
          </table:table-cell>
          <table:table-cell office:value-type="string">
            <text:p>Armour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6A</text:p>
          </table:table-cell>
          <table:table-cell office:value-type="string">
            <text:p>0000</text:p>
          </table:table-cell>
          <table:table-cell office:value-type="string">
            <text:p>007C</text:p>
          </table:table-cell>
          <table:table-cell office:value-type="string">
            <text:p>0000</text:p>
          </table:table-cell>
          <table:table-cell office:value-type="string">
            <text:p>007D</text:p>
          </table:table-cell>
          <table:table-cell office:value-type="string">
            <text:p>0000</text:p>
          </table:table-cell>
          <table:table-cell office:value-type="string">
            <text:p>00A1</text:p>
          </table:table-cell>
          <table:table-cell office:value-type="string">
            <text:p>0000</text:p>
          </table:table-cell>
          <table:table-cell office:value-type="string">
            <text:p>00BA</text:p>
          </table:table-cell>
          <table:table-cell office:value-type="string">
            <text:p>0000</text:p>
          </table:table-cell>
          <table:table-cell office:value-type="string">
            <text:p>00E6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10</text:p>
          </table:table-cell>
          <table:table-cell table:number-columns-repeated="2" office:value-type="string">
            <text:p>Unused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40</text:p>
          </table:table-cell>
          <table:table-cell office:value-type="string">
            <text:p>0000</text:p>
          </table:table-cell>
          <table:table-cell office:value-type="string">
            <text:p>0002</text:p>
          </table:table-cell>
          <table:table-cell office:value-type="string">
            <text:p>0000</text:p>
          </table:table-cell>
          <table:table-cell office:value-type="string">
            <text:p>0003</text:p>
          </table:table-cell>
          <table:table-cell office:value-type="string">
            <text:p>0000</text:p>
          </table:table-cell>
          <table:table-cell office:value-type="string">
            <text:p>0028</text:p>
          </table:table-cell>
          <table:table-cell table:number-columns-repeated="13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11</text:p>
          </table:table-cell>
          <table:table-cell table:number-columns-repeated="2" office:value-type="string">
            <text:p>02</text:p>
          </table:table-cell>
          <table:table-cell office:value-type="string">
            <text:p>11</text:p>
          </table:table-cell>
          <table:table-cell office:value-type="string">
            <text:p>Pickham</text:p>
          </table:table-cell>
          <table:table-cell office:value-type="string">
            <text:p>Armour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7C</text:p>
          </table:table-cell>
          <table:table-cell office:value-type="string">
            <text:p>0000</text:p>
          </table:table-cell>
          <table:table-cell office:value-type="string">
            <text:p>0092</text:p>
          </table:table-cell>
          <table:table-cell office:value-type="string">
            <text:p>0000</text:p>
          </table:table-cell>
          <table:table-cell office:value-type="string">
            <text:p>0068</text:p>
          </table:table-cell>
          <table:table-cell office:value-type="string">
            <text:p>0000</text:p>
          </table:table-cell>
          <table:table-cell office:value-type="string">
            <text:p>00A3</text:p>
          </table:table-cell>
          <table:table-cell office:value-type="string">
            <text:p>0000</text:p>
          </table:table-cell>
          <table:table-cell office:value-type="string">
            <text:p>00BE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12</text:p>
          </table:table-cell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2</text:p>
          </table:table-cell>
          <table:table-cell office:value-type="string">
            <text:p>Pickham</text:p>
          </table:table-cell>
          <table:table-cell office:value-type="string">
            <text:p>Weapon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20</text:p>
          </table:table-cell>
          <table:table-cell office:value-type="string">
            <text:p>0000</text:p>
          </table:table-cell>
          <table:table-cell office:value-type="string">
            <text:p>005E</text:p>
          </table:table-cell>
          <table:table-cell office:value-type="string">
            <text:p>0000</text:p>
          </table:table-cell>
          <table:table-cell office:value-type="string">
            <text:p>0004</text:p>
          </table:table-cell>
          <table:table-cell office:value-type="string">
            <text:p>0000</text:p>
          </table:table-cell>
          <table:table-cell office:value-type="string">
            <text:p>0039</text:p>
          </table:table-cell>
          <table:table-cell office:value-type="string">
            <text:p>0000</text:p>
          </table:table-cell>
          <table:table-cell office:value-type="string">
            <text:p>0029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13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13</text:p>
          </table:table-cell>
          <table:table-cell office:value-type="string">
            <text:p>Pickham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106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14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Baccarat</text:p>
          </table:table-cell>
          <table:table-cell office:value-type="string">
            <text:p>Equipment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23</text:p>
          </table:table-cell>
          <table:table-cell office:value-type="string">
            <text:p>0000</text:p>
          </table:table-cell>
          <table:table-cell office:value-type="string">
            <text:p>0055</text:p>
          </table:table-cell>
          <table:table-cell office:value-type="string">
            <text:p>0000</text:p>
          </table:table-cell>
          <table:table-cell office:value-type="string">
            <text:p>0068</text:p>
          </table:table-cell>
          <table:table-cell office:value-type="string">
            <text:p>0000</text:p>
          </table:table-cell>
          <table:table-cell office:value-type="string">
            <text:p>007E</text:p>
          </table:table-cell>
          <table:table-cell office:value-type="string">
            <text:p>0000</text:p>
          </table:table-cell>
          <table:table-cell office:value-type="string">
            <text:p>00A4</text:p>
          </table:table-cell>
          <table:table-cell office:value-type="string">
            <text:p>0000</text:p>
          </table:table-cell>
          <table:table-cell office:value-type="string">
            <text:p>00C1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15</text:p>
          </table:table-cell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Baccarat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0F9</text:p>
          </table:table-cell>
          <table:table-cell office:value-type="string">
            <text:p>0000</text:p>
          </table:table-cell>
          <table:table-cell office:value-type="string">
            <text:p>0106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16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Princess Minnie's Castle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126</text:p>
          </table:table-cell>
          <table:table-cell office:value-type="string">
            <text:p>0000</text:p>
          </table:table-cell>
          <table:table-cell office:value-type="string">
            <text:p>0127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17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17</text:p>
          </table:table-cell>
          <table:table-cell office:value-type="string">
            <text:p>Neos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0EB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18</text:p>
          </table:table-cell>
          <table:table-cell office:value-type="string">
            <text:p>Neos</text:p>
          </table:table-cell>
          <table:table-cell office:value-type="string">
            <text:p>Weapon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33</text:p>
          </table:table-cell>
          <table:table-cell office:value-type="string">
            <text:p>0000</text:p>
          </table:table-cell>
          <table:table-cell office:value-type="string">
            <text:p>004B</text:p>
          </table:table-cell>
          <table:table-cell office:value-type="string">
            <text:p>0000</text:p>
          </table:table-cell>
          <table:table-cell office:value-type="string">
            <text:p>0055</text:p>
          </table:table-cell>
          <table:table-cell office:value-type="string">
            <text:p>0000</text:p>
          </table:table-cell>
          <table:table-cell office:value-type="string">
            <text:p>0006</text:p>
          </table:table-cell>
          <table:table-cell office:value-type="string">
            <text:p>0000</text:p>
          </table:table-cell>
          <table:table-cell office:value-type="string">
            <text:p>001A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19</text:p>
          </table:table-cell>
          <table:table-cell office:value-type="string">
            <text:p>Neos</text:p>
          </table:table-cell>
          <table:table-cell office:value-type="string">
            <text:p>Armour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80</text:p>
          </table:table-cell>
          <table:table-cell office:value-type="string">
            <text:p>0000</text:p>
          </table:table-cell>
          <table:table-cell office:value-type="string">
            <text:p>0081</text:p>
          </table:table-cell>
          <table:table-cell office:value-type="string">
            <text:p>0000</text:p>
          </table:table-cell>
          <table:table-cell office:value-type="string">
            <text:p>00A4</text:p>
          </table:table-cell>
          <table:table-cell office:value-type="string">
            <text:p>0000</text:p>
          </table:table-cell>
          <table:table-cell office:value-type="string">
            <text:p>00A6</text:p>
          </table:table-cell>
          <table:table-cell office:value-type="string">
            <text:p>0000</text:p>
          </table:table-cell>
          <table:table-cell office:value-type="string">
            <text:p>00C3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1A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office:value-type="string">
            <text:p>1A</text:p>
          </table:table-cell>
          <table:table-cell office:value-type="string">
            <text:p>Argonia</text:p>
          </table:table-cell>
          <table:table-cell office:value-type="string">
            <text:p>Equipment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3E</text:p>
          </table:table-cell>
          <table:table-cell office:value-type="string">
            <text:p>0000</text:p>
          </table:table-cell>
          <table:table-cell office:value-type="string">
            <text:p>002B</text:p>
          </table:table-cell>
          <table:table-cell office:value-type="string">
            <text:p>0000</text:p>
          </table:table-cell>
          <table:table-cell office:value-type="string">
            <text:p>0083</text:p>
          </table:table-cell>
          <table:table-cell office:value-type="string">
            <text:p>0000</text:p>
          </table:table-cell>
          <table:table-cell office:value-type="string">
            <text:p>0094</text:p>
          </table:table-cell>
          <table:table-cell office:value-type="string">
            <text:p>0000</text:p>
          </table:table-cell>
          <table:table-cell office:value-type="string">
            <text:p>00A4</text:p>
          </table:table-cell>
          <table:table-cell office:value-type="string">
            <text:p>0000</text:p>
          </table:table-cell>
          <table:table-cell office:value-type="string">
            <text:p>00BB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1B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1B</text:p>
          </table:table-cell>
          <table:table-cell office:value-type="string">
            <text:p>Argonia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0F9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1C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1C</text:p>
          </table:table-cell>
          <table:table-cell office:value-type="string">
            <text:p>Argonia</text:p>
          </table:table-cell>
          <table:table-cell office:value-type="string">
            <text:p>Bazaar: Accessory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119</text:p>
          </table:table-cell>
          <table:table-cell office:value-type="string">
            <text:p>0000</text:p>
          </table:table-cell>
          <table:table-cell office:value-type="string">
            <text:p>00E1</text:p>
          </table:table-cell>
          <table:table-cell office:value-type="string">
            <text:p>0000</text:p>
          </table:table-cell>
          <table:table-cell office:value-type="string">
            <text:p>00DA</text:p>
          </table:table-cell>
          <table:table-cell office:value-type="string">
            <text:p>0000</text:p>
          </table:table-cell>
          <table:table-cell office:value-type="string">
            <text:p>00E5</text:p>
          </table:table-cell>
          <table:table-cell office:value-type="string">
            <text:p>0000</text:p>
          </table:table-cell>
          <table:table-cell office:value-type="string">
            <text:p>00E4</text:p>
          </table:table-cell>
          <table:table-cell office:value-type="string">
            <text:p>0000</text:p>
          </table:table-cell>
          <table:table-cell office:value-type="string">
            <text:p>00E2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1D</text:p>
          </table:table-cell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D</text:p>
          </table:table-cell>
          <table:table-cell office:value-type="string">
            <text:p>Argonia</text:p>
          </table:table-cell>
          <table:table-cell office:value-type="string">
            <text:p>Bazaar: Weapon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4B</text:p>
          </table:table-cell>
          <table:table-cell office:value-type="string">
            <text:p>0000</text:p>
          </table:table-cell>
          <table:table-cell office:value-type="string">
            <text:p>0035</text:p>
          </table:table-cell>
          <table:table-cell office:value-type="string">
            <text:p>0000</text:p>
          </table:table-cell>
          <table:table-cell office:value-type="string">
            <text:p>0009</text:p>
          </table:table-cell>
          <table:table-cell office:value-type="string">
            <text:p>0000</text:p>
          </table:table-cell>
          <table:table-cell office:value-type="string">
            <text:p>0043</text:p>
          </table:table-cell>
          <table:table-cell office:value-type="string">
            <text:p>0000</text:p>
          </table:table-cell>
          <table:table-cell office:value-type="string">
            <text:p>0024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1E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1E</text:p>
          </table:table-cell>
          <table:table-cell office:value-type="string">
            <text:p>Argonia</text:p>
          </table:table-cell>
          <table:table-cell office:value-type="string">
            <text:p>Bazaar: Armour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87</text:p>
          </table:table-cell>
          <table:table-cell office:value-type="string">
            <text:p>0000</text:p>
          </table:table-cell>
          <table:table-cell office:value-type="string">
            <text:p>006F</text:p>
          </table:table-cell>
          <table:table-cell office:value-type="string">
            <text:p>0000</text:p>
          </table:table-cell>
          <table:table-cell office:value-type="string">
            <text:p>0085</text:p>
          </table:table-cell>
          <table:table-cell office:value-type="string">
            <text:p>0000</text:p>
          </table:table-cell>
          <table:table-cell office:value-type="string">
            <text:p>00A7</text:p>
          </table:table-cell>
          <table:table-cell office:value-type="string">
            <text:p>0000</text:p>
          </table:table-cell>
          <table:table-cell office:value-type="string">
            <text:p>00C6</text:p>
          </table:table-cell>
          <table:table-cell office:value-type="string">
            <text:p>0000</text:p>
          </table:table-cell>
          <table:table-cell office:value-type="string">
            <text:p>00C3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1F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1F</text:p>
          </table:table-cell>
          <table:table-cell office:value-type="string">
            <text:p>Argonia</text:p>
          </table:table-cell>
          <table:table-cell office:value-type="string">
            <text:p>Bazaar: Shady Shop</text:p>
          </table:table-cell>
          <table:table-cell office:value-type="string">
            <text:p>null</text:p>
          </table:table-cell>
          <table:table-cell office:value-type="string">
            <text:p>2C01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0DB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20</text:p>
          </table:table-cell>
          <table:table-cell table:number-columns-repeated="2" office:value-type="string">
            <text:p>00</text:p>
          </table:table-cell>
          <table:table-cell office:value-type="string">
            <text:p>20</text:p>
          </table:table-cell>
          <table:table-cell office:value-type="string">
            <text:p>Argonia</text:p>
          </table:table-cell>
          <table:table-cell office:value-type="string">
            <text:p>Bazaar: Cheese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125</text:p>
          </table:table-cell>
          <table:table-cell office:value-type="string">
            <text:p>0000</text:p>
          </table:table-cell>
          <table:table-cell office:value-type="string">
            <text:p>0124</text:p>
          </table:table-cell>
          <table:table-cell office:value-type="string">
            <text:p>0000</text:p>
          </table:table-cell>
          <table:table-cell office:value-type="string">
            <text:p>0126</text:p>
          </table:table-cell>
          <table:table-cell office:value-type="string">
            <text:p>0000</text:p>
          </table:table-cell>
          <table:table-cell office:value-type="string">
            <text:p>0127</text:p>
          </table:table-cell>
          <table:table-cell table:number-columns-repeated="13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21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21</text:p>
          </table:table-cell>
          <table:table-cell office:value-type="string">
            <text:p>Orkutsk</text:p>
          </table:table-cell>
          <table:table-cell office:value-type="string">
            <text:p>Item Shop (before Baumren's bell)</text:p>
          </table:table-cell>
          <table:table-cell office:value-type="float" office:value="34">
            <text:p>34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106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22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22</text:p>
          </table:table-cell>
          <table:table-cell office:value-type="string">
            <text:p>Orkutsk</text:p>
          </table:table-cell>
          <table:table-cell office:value-type="string">
            <text:p>Armour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98</text:p>
          </table:table-cell>
          <table:table-cell office:value-type="string">
            <text:p>0000</text:p>
          </table:table-cell>
          <table:table-cell office:value-type="string">
            <text:p>0084</text:p>
          </table:table-cell>
          <table:table-cell office:value-type="string">
            <text:p>0000</text:p>
          </table:table-cell>
          <table:table-cell office:value-type="string">
            <text:p>00A8</text:p>
          </table:table-cell>
          <table:table-cell office:value-type="string">
            <text:p>0000</text:p>
          </table:table-cell>
          <table:table-cell office:value-type="string">
            <text:p>0167</text:p>
          </table:table-cell>
          <table:table-cell office:value-type="string">
            <text:p>0000</text:p>
          </table:table-cell>
          <table:table-cell office:value-type="string">
            <text:p>00CE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2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23</text:p>
          </table:table-cell>
          <table:table-cell office:value-type="string">
            <text:p>Orkutsk</text:p>
          </table:table-cell>
          <table:table-cell office:value-type="string">
            <text:p>Weapon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36</text:p>
          </table:table-cell>
          <table:table-cell office:value-type="string">
            <text:p>0000</text:p>
          </table:table-cell>
          <table:table-cell office:value-type="string">
            <text:p>0024</text:p>
          </table:table-cell>
          <table:table-cell office:value-type="string">
            <text:p>0000</text:p>
          </table:table-cell>
          <table:table-cell office:value-type="string">
            <text:p>004D</text:p>
          </table:table-cell>
          <table:table-cell office:value-type="string">
            <text:p>0000</text:p>
          </table:table-cell>
          <table:table-cell office:value-type="string">
            <text:p>000B</text:p>
          </table:table-cell>
          <table:table-cell office:value-type="string">
            <text:p>0000</text:p>
          </table:table-cell>
          <table:table-cell office:value-type="string">
            <text:p>003A</text:p>
          </table:table-cell>
          <table:table-cell office:value-type="string">
            <text:p>0000</text:p>
          </table:table-cell>
          <table:table-cell office:value-type="string">
            <text:p>0173</text:p>
          </table:table-cell>
          <table:table-cell office:value-type="string">
            <text:p>0000</text:p>
          </table:table-cell>
          <table:table-cell office:value-type="string">
            <text:p>017D</text:p>
          </table:table-cell>
          <table:table-cell table:number-columns-repeated="7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24</text:p>
          </table:table-cell>
          <table:table-cell office:value-type="string">
            <text:p>Arcadia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0F9</text:p>
          </table:table-cell>
          <table:table-cell office:value-type="string">
            <text:p>0000</text:p>
          </table:table-cell>
          <table:table-cell office:value-type="string">
            <text:p>010B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25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25</text:p>
          </table:table-cell>
          <table:table-cell office:value-type="string">
            <text:p>Arcadia</text:p>
          </table:table-cell>
          <table:table-cell office:value-type="string">
            <text:p>Armour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6D</text:p>
          </table:table-cell>
          <table:table-cell office:value-type="string">
            <text:p>0000</text:p>
          </table:table-cell>
          <table:table-cell office:value-type="string">
            <text:p>0085</text:p>
          </table:table-cell>
          <table:table-cell office:value-type="string">
            <text:p>0000</text:p>
          </table:table-cell>
          <table:table-cell office:value-type="string">
            <text:p>0070</text:p>
          </table:table-cell>
          <table:table-cell office:value-type="string">
            <text:p>0000</text:p>
          </table:table-cell>
          <table:table-cell office:value-type="string">
            <text:p>00A7</text:p>
          </table:table-cell>
          <table:table-cell office:value-type="string">
            <text:p>0000</text:p>
          </table:table-cell>
          <table:table-cell office:value-type="string">
            <text:p>00C6</text:p>
          </table:table-cell>
          <table:table-cell office:value-type="string">
            <text:p>0000</text:p>
          </table:table-cell>
          <table:table-cell office:value-type="string">
            <text:p>00C3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26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26</text:p>
          </table:table-cell>
          <table:table-cell office:value-type="string">
            <text:p>Arcadia</text:p>
          </table:table-cell>
          <table:table-cell office:value-type="string">
            <text:p>Weapon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26</text:p>
          </table:table-cell>
          <table:table-cell office:value-type="string">
            <text:p>0000</text:p>
          </table:table-cell>
          <table:table-cell office:value-type="string">
            <text:p>0036</text:p>
          </table:table-cell>
          <table:table-cell office:value-type="string">
            <text:p>0000</text:p>
          </table:table-cell>
          <table:table-cell office:value-type="string">
            <text:p>0010</text:p>
          </table:table-cell>
          <table:table-cell office:value-type="string">
            <text:p>0000</text:p>
          </table:table-cell>
          <table:table-cell office:value-type="string">
            <text:p>0054</text:p>
          </table:table-cell>
          <table:table-cell table:number-columns-repeated="13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27</text:p>
          </table:table-cell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27</text:p>
          </table:table-cell>
          <table:table-cell office:value-type="string">
            <text:p>Empycchu?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05D</text:p>
          </table:table-cell>
          <table:table-cell office:value-type="string">
            <text:p>0000</text:p>
          </table:table-cell>
          <table:table-cell office:value-type="string">
            <text:p>001D</text:p>
          </table:table-cell>
          <table:table-cell office:value-type="string">
            <text:p>0000</text:p>
          </table:table-cell>
          <table:table-cell office:value-type="string">
            <text:p>0174</text:p>
          </table:table-cell>
          <table:table-cell office:value-type="string">
            <text:p>0000</text:p>
          </table:table-cell>
          <table:table-cell office:value-type="string">
            <text:p>017E</text:p>
          </table:table-cell>
          <table:table-cell office:value-type="string">
            <text:p>0000</text:p>
          </table:table-cell>
          <table:table-cell office:value-type="string">
            <text:p>008A</text:p>
          </table:table-cell>
          <table:table-cell office:value-type="string">
            <text:p>0000</text:p>
          </table:table-cell>
          <table:table-cell office:value-type="string">
            <text:p>0166</text:p>
          </table:table-cell>
          <table:table-cell office:value-type="string">
            <text:p>0000</text:p>
          </table:table-cell>
          <table:table-cell office:value-type="string">
            <text:p>00CA</text:p>
          </table:table-cell>
          <table:table-cell table:number-columns-repeated="5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28</text:p>
          </table:table-cell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28</text:p>
          </table:table-cell>
          <table:table-cell office:value-type="string">
            <text:p>Dark Empycchu?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05D</text:p>
          </table:table-cell>
          <table:table-cell office:value-type="string">
            <text:p>0000</text:p>
          </table:table-cell>
          <table:table-cell office:value-type="string">
            <text:p>001D</text:p>
          </table:table-cell>
          <table:table-cell office:value-type="string">
            <text:p>0000</text:p>
          </table:table-cell>
          <table:table-cell office:value-type="string">
            <text:p>0174</text:p>
          </table:table-cell>
          <table:table-cell office:value-type="string">
            <text:p>0000</text:p>
          </table:table-cell>
          <table:table-cell office:value-type="string">
            <text:p>017E</text:p>
          </table:table-cell>
          <table:table-cell office:value-type="string">
            <text:p>0000</text:p>
          </table:table-cell>
          <table:table-cell office:value-type="string">
            <text:p>008A</text:p>
          </table:table-cell>
          <table:table-cell office:value-type="string">
            <text:p>0000</text:p>
          </table:table-cell>
          <table:table-cell office:value-type="string">
            <text:p>0166</text:p>
          </table:table-cell>
          <table:table-cell office:value-type="string">
            <text:p>0000</text:p>
          </table:table-cell>
          <table:table-cell office:value-type="string">
            <text:p>00CA</text:p>
          </table:table-cell>
          <table:table-cell table:number-columns-repeated="5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29</text:p>
          </table:table-cell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29</text:p>
          </table:table-cell>
          <table:table-cell office:value-type="string">
            <text:p>Tryan Gully</text:p>
          </table:table-cell>
          <table:table-cell office:value-type="string">
            <text:p>Item Shop (before Baumren's bell)</text:p>
          </table:table-cell>
          <table:table-cell office:value-type="float" office:value="35">
            <text:p>35</text:p>
          </table:table-cell>
          <table:table-cell office:value-type="string">
            <text:p>64000000</text:p>
          </table:table-cell>
          <table:table-cell office:value-type="string">
            <text:p>0095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6</text:p>
          </table:table-cell>
          <table:table-cell office:value-type="string">
            <text:p>0000</text:p>
          </table:table-cell>
          <table:table-cell office:value-type="string">
            <text:p>0109</text:p>
          </table:table-cell>
          <table:table-cell office:value-type="string">
            <text:p>0000</text:p>
          </table:table-cell>
          <table:table-cell office:value-type="string">
            <text:p>010B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2A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2A</text:p>
          </table:table-cell>
          <table:table-cell office:value-type="string">
            <text:p>Tryan Gully</text:p>
          </table:table-cell>
          <table:table-cell office:value-type="string">
            <text:p>Weapon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0B</text:p>
          </table:table-cell>
          <table:table-cell office:value-type="string">
            <text:p>0000</text:p>
          </table:table-cell>
          <table:table-cell office:value-type="string">
            <text:p>003A</text:p>
          </table:table-cell>
          <table:table-cell office:value-type="string">
            <text:p>0000</text:p>
          </table:table-cell>
          <table:table-cell office:value-type="string">
            <text:p>000D</text:p>
          </table:table-cell>
          <table:table-cell office:value-type="string">
            <text:p>0000</text:p>
          </table:table-cell>
          <table:table-cell office:value-type="string">
            <text:p>005F</text:p>
          </table:table-cell>
          <table:table-cell office:value-type="string">
            <text:p>0000</text:p>
          </table:table-cell>
          <table:table-cell office:value-type="string">
            <text:p>0052</text:p>
          </table:table-cell>
          <table:table-cell office:value-type="string">
            <text:p>0000</text:p>
          </table:table-cell>
          <table:table-cell office:value-type="string">
            <text:p>005C</text:p>
          </table:table-cell>
          <table:table-cell office:value-type="string">
            <text:p>0000</text:p>
          </table:table-cell>
          <table:table-cell office:value-type="string">
            <text:p>0175</text:p>
          </table:table-cell>
          <table:table-cell office:value-type="string">
            <text:p>0000</text:p>
          </table:table-cell>
          <table:table-cell office:value-type="string">
            <text:p>017F</text:p>
          </table:table-cell>
          <table:table-cell table:number-columns-repeated="5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2B</text:p>
          </table:table-cell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2B</text:p>
          </table:table-cell>
          <table:table-cell office:value-type="string">
            <text:p>Tryan Gully</text:p>
          </table:table-cell>
          <table:table-cell office:value-type="string">
            <text:p>Armour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8C</text:p>
          </table:table-cell>
          <table:table-cell office:value-type="string">
            <text:p>0000</text:p>
          </table:table-cell>
          <table:table-cell office:value-type="string">
            <text:p>008D</text:p>
          </table:table-cell>
          <table:table-cell office:value-type="string">
            <text:p>0000</text:p>
          </table:table-cell>
          <table:table-cell office:value-type="string">
            <text:p>00AC</text:p>
          </table:table-cell>
          <table:table-cell office:value-type="string">
            <text:p>0000</text:p>
          </table:table-cell>
          <table:table-cell office:value-type="string">
            <text:p>00A9</text:p>
          </table:table-cell>
          <table:table-cell office:value-type="string">
            <text:p>0000</text:p>
          </table:table-cell>
          <table:table-cell office:value-type="string">
            <text:p>00CD</text:p>
          </table:table-cell>
          <table:table-cell office:value-type="string">
            <text:p>0000</text:p>
          </table:table-cell>
          <table:table-cell office:value-type="string">
            <text:p>00D1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2C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2C</text:p>
          </table:table-cell>
          <table:table-cell office:value-type="string">
            <text:p>Peregrin Quay</text:p>
          </table:table-cell>
          <table:table-cell office:value-type="string">
            <text:p>Item Shop (SE)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01</text:p>
          </table:table-cell>
          <table:table-cell office:value-type="string">
            <text:p>0000</text:p>
          </table:table-cell>
          <table:table-cell office:value-type="string">
            <text:p>009C</text:p>
          </table:table-cell>
          <table:table-cell office:value-type="string">
            <text:p>0000</text:p>
          </table:table-cell>
          <table:table-cell office:value-type="string">
            <text:p>00B5</text:p>
          </table:table-cell>
          <table:table-cell office:value-type="string">
            <text:p>0000</text:p>
          </table:table-cell>
          <table:table-cell office:value-type="string">
            <text:p>00B7</text:p>
          </table:table-cell>
          <table:table-cell office:value-type="string">
            <text:p>0000</text:p>
          </table:table-cell>
          <table:table-cell office:value-type="string">
            <text:p>00E6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2D</text:p>
          </table:table-cell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2D</text:p>
          </table:table-cell>
          <table:table-cell office:value-type="string">
            <text:p>Church to the west of Trodain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092</text:p>
          </table:table-cell>
          <table:table-cell office:value-type="string">
            <text:p>0000</text:p>
          </table:table-cell>
          <table:table-cell office:value-type="string">
            <text:p>00BF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2E</text:p>
          </table:table-cell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2E</text:p>
          </table:table-cell>
          <table:table-cell office:value-type="string">
            <text:p>Desert Chapel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106</text:p>
          </table:table-cell>
          <table:table-cell office:value-type="string">
            <text:p>0000</text:p>
          </table:table-cell>
          <table:table-cell office:value-type="string">
            <text:p>0006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2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office:value-type="string">
            <text:p>2F</text:p>
          </table:table-cell>
          <table:table-cell office:value-type="string">
            <text:p>Savella Cathedral</text:p>
          </table:table-cell>
          <table:table-cell office:value-type="string">
            <text:p>Weapon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55</text:p>
          </table:table-cell>
          <table:table-cell office:value-type="string">
            <text:p>0000</text:p>
          </table:table-cell>
          <table:table-cell office:value-type="string">
            <text:p>0027</text:p>
          </table:table-cell>
          <table:table-cell office:value-type="string">
            <text:p>0000</text:p>
          </table:table-cell>
          <table:table-cell office:value-type="string">
            <text:p>002B</text:p>
          </table:table-cell>
          <table:table-cell office:value-type="string">
            <text:p>0000</text:p>
          </table:table-cell>
          <table:table-cell office:value-type="string">
            <text:p>001A</text:p>
          </table:table-cell>
          <table:table-cell table:number-columns-repeated="13" office:value-type="string">
            <text:p>0000</text:p>
          </table:table-cell>
          <table:table-cell table:number-columns-repeated="996"/>
        </table:table-row>
        <table:table-row table:style-name="ro2">
          <table:table-cell office:value-type="string">
            <text:p>30</text:p>
          </table:table-cell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30</text:p>
          </table:table-cell>
          <table:table-cell office:value-type="string">
            <text:p>Savella Cathedral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0F9</text:p>
          </table:table-cell>
          <table:table-cell office:value-type="string">
            <text:p>0000</text:p>
          </table:table-cell>
          <table:table-cell office:value-type="string">
            <text:p>00EB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31</text:p>
          </table:table-cell>
          <table:table-cell office:value-type="string">
            <text:p>02</text:p>
          </table:table-cell>
          <table:table-cell office:value-type="string">
            <text:p>00</text:p>
          </table:table-cell>
          <table:table-cell office:value-type="string">
            <text:p>31</text:p>
          </table:table-cell>
          <table:table-cell office:value-type="string">
            <text:p>Savella Cathedral</text:p>
          </table:table-cell>
          <table:table-cell office:value-type="string">
            <text:p>Armour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80</text:p>
          </table:table-cell>
          <table:table-cell office:value-type="string">
            <text:p>0000</text:p>
          </table:table-cell>
          <table:table-cell office:value-type="string">
            <text:p>0083</text:p>
          </table:table-cell>
          <table:table-cell office:value-type="string">
            <text:p>0000</text:p>
          </table:table-cell>
          <table:table-cell office:value-type="string">
            <text:p>0094</text:p>
          </table:table-cell>
          <table:table-cell office:value-type="string">
            <text:p>0000</text:p>
          </table:table-cell>
          <table:table-cell office:value-type="string">
            <text:p>00A6</text:p>
          </table:table-cell>
          <table:table-cell office:value-type="string">
            <text:p>0000</text:p>
          </table:table-cell>
          <table:table-cell office:value-type="string">
            <text:p>00C3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32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32</text:p>
          </table:table-cell>
          <table:table-cell office:value-type="string">
            <text:p>Dragovian Sanctuary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11F</text:p>
          </table:table-cell>
          <table:table-cell office:value-type="string">
            <text:p>0000</text:p>
          </table:table-cell>
          <table:table-cell office:value-type="string">
            <text:p>00E7</text:p>
          </table:table-cell>
          <table:table-cell office:value-type="string">
            <text:p>0000</text:p>
          </table:table-cell>
          <table:table-cell office:value-type="string">
            <text:p>0109</text:p>
          </table:table-cell>
          <table:table-cell office:value-type="string">
            <text:p>0000</text:p>
          </table:table-cell>
          <table:table-cell office:value-type="string">
            <text:p>0121</text:p>
          </table:table-cell>
          <table:table-cell office:value-type="string">
            <text:p>0000</text:p>
          </table:table-cell>
          <table:table-cell office:value-type="string">
            <text:p>0128</text:p>
          </table:table-cell>
          <table:table-cell table:number-columns-repeated="11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33</text:p>
          </table:table-cell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33</text:p>
          </table:table-cell>
          <table:table-cell office:value-type="string">
            <text:p>Peddlers' Tent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9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006</text:p>
          </table:table-cell>
          <table:table-cell office:value-type="string">
            <text:p>0000</text:p>
          </table:table-cell>
          <table:table-cell office:value-type="string">
            <text:p>007F</text:p>
          </table:table-cell>
          <table:table-cell office:value-type="string">
            <text:p>0000</text:p>
          </table:table-cell>
          <table:table-cell office:value-type="string">
            <text:p>006D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34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34</text:p>
          </table:table-cell>
          <table:table-cell office:value-type="string">
            <text:p>Orkutsk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F7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7</text:p>
          </table:table-cell>
          <table:table-cell office:value-type="string">
            <text:p>0000</text:p>
          </table:table-cell>
          <table:table-cell office:value-type="string">
            <text:p>0106</text:p>
          </table:table-cell>
          <table:table-cell office:value-type="string">
            <text:p>0000</text:p>
          </table:table-cell>
          <table:table-cell office:value-type="string">
            <text:p>0198</text:p>
          </table:table-cell>
          <table:table-cell table:number-columns-repeated="9" office:value-type="string">
            <text:p>0000</text:p>
          </table:table-cell>
          <table:table-cell table:number-columns-repeated="996"/>
        </table:table-row>
        <table:table-row table:style-name="ro1">
          <table:table-cell office:value-type="string">
            <text:p>35</text:p>
          </table:table-cell>
          <table:table-cell office:value-type="string">
            <text:p>00</text:p>
          </table:table-cell>
          <table:table-cell office:value-type="string">
            <text:p>03</text:p>
          </table:table-cell>
          <table:table-cell office:value-type="string">
            <text:p>35</text:p>
          </table:table-cell>
          <table:table-cell office:value-type="string">
            <text:p>Tryan Gully</text:p>
          </table:table-cell>
          <table:table-cell office:value-type="string">
            <text:p>Item Shop</text:p>
          </table:table-cell>
          <table:table-cell office:value-type="string">
            <text:p>null</text:p>
          </table:table-cell>
          <table:table-cell office:value-type="string">
            <text:p>64000000</text:p>
          </table:table-cell>
          <table:table-cell office:value-type="string">
            <text:p>0095</text:p>
          </table:table-cell>
          <table:table-cell office:value-type="string">
            <text:p>0000</text:p>
          </table:table-cell>
          <table:table-cell office:value-type="string">
            <text:p>00F8</text:p>
          </table:table-cell>
          <table:table-cell office:value-type="string">
            <text:p>0000</text:p>
          </table:table-cell>
          <table:table-cell office:value-type="string">
            <text:p>0108</text:p>
          </table:table-cell>
          <table:table-cell office:value-type="string">
            <text:p>0000</text:p>
          </table:table-cell>
          <table:table-cell office:value-type="string">
            <text:p>0106</text:p>
          </table:table-cell>
          <table:table-cell office:value-type="string">
            <text:p>0000</text:p>
          </table:table-cell>
          <table:table-cell office:value-type="string">
            <text:p>0109</text:p>
          </table:table-cell>
          <table:table-cell office:value-type="string">
            <text:p>0000</text:p>
          </table:table-cell>
          <table:table-cell office:value-type="string">
            <text:p>010B</text:p>
          </table:table-cell>
          <table:table-cell office:value-type="string">
            <text:p>0000</text:p>
          </table:table-cell>
          <table:table-cell office:value-type="string">
            <text:p>0199</text:p>
          </table:table-cell>
          <table:table-cell table:number-columns-repeated="7" office:value-type="string">
            <text:p>0000</text:p>
          </table:table-cell>
          <table:table-cell table:number-columns-repeated="99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8">04/28/2021</text:date>, <text:time>18:2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W</meta:initial-creator>
    <meta:creation-date>2021-04-26T18:47:34.61</meta:creation-date>
    <dc:date>2021-04-28T18:20:10.57</dc:date>
    <dc:creator>A W</dc:creator>
    <meta:editing-duration>P1DT2H58M56S</meta:editing-duration>
    <meta:editing-cycles>67</meta:editing-cycles>
    <meta:generator>OpenOffice/4.1.7$Win32 OpenOffice.org_project/417m1$Build-9800</meta:generator>
    <meta:document-statistic meta:table-count="3" meta:cell-count="1540" meta:object-count="0"/>
  </office:meta>
</office:document-meta>
</file>